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E6DA93CB2B9E1E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swiss"/>
    <style:font-face style:name="DejaVu Math TeX Gyre" svg:font-family="'DejaVu Math TeX Gyre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i Baiti" svg:font-family="'Microsoft Yi Baiti'" style:font-family-generic="script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bitmap" draw:fill-image-name="Upward_20_Diagonal" draw:opacity="16%" draw:textarea-horizontal-align="justify" draw:textarea-vertical-align="middle" draw:auto-grow-height="false" fo:min-height="6.25cm" fo:min-width="16.4cm" draw:shadow-opacity="99%"/>
    </style:style>
    <style:style style:name="gr2" style:family="graphic" style:parent-style-name="standard">
      <style:graphic-properties draw:fill="gradient" draw:fill-gradient-name="Gradient_20_3" draw:opacity="100%" draw:textarea-horizontal-align="justify" draw:textarea-vertical-align="middle" draw:auto-grow-height="false" fo:min-height="6.25cm" fo:min-width="16.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4" style:family="graphic" style:parent-style-name="objectwithoutfill">
      <style:graphic-properties svg:stroke-width="0.035cm" draw:marker-start="Triangle_20_unfilled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Ultrafine_20_Dotted_20__28_var_29_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8" style:family="graphic" style:parent-style-name="objectwithoutfill">
      <style:graphic-properties draw:marker-end="Triangle_20_unfilled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1" style:family="graphic" style:parent-style-name="objectwithoutfill">
      <style:graphic-properties draw:stroke="solid" draw:stroke-dash="_32__20_Dots_20_1_20_Dash" svg:stroke-width="0.081cm" svg:stroke-color="#666666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marker-start="Triangle_20_unfilled" draw:marker-start-width="0.3cm" draw:marker-end="Triangle_20_unfilled" draw:marker-end-width="0.3cm" draw:textarea-vertical-align="middle"/>
    </style:style>
    <style:style style:name="gr13" style:family="graphic" style:parent-style-name="objectwithoutfill">
      <style:graphic-properties draw:stroke="dash" draw:stroke-dash="Fine_20_Dashed" draw:fill="solid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245cm" fo:min-width="0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289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7.85cm" fo:min-width="11.5cm"/>
    </style:style>
    <style:style style:name="gr17" style:family="graphic" style:parent-style-name="objectwithoutfill">
      <style:graphic-properties draw:stroke="solid" draw:stroke-dash="_32__20_Dots_20_1_20_Dash" svg:stroke-width="0.081cm" svg:stroke-color="#666666" draw:marker-start-width="0.321cm" draw:marker-end="Short_20_line_20_Arrow" draw:marker-end-width="0.321cm" draw:fill="solid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solid" draw:stroke-dash="_32__20_Dots_20_1_20_Dash" svg:stroke-width="0.081cm" svg:stroke-color="#666666" draw:marker-start-width="0.321cm" draw:marker-end="Short_20_line_20_Arrow" draw:marker-end-width="0.321cm" draw:fill="solid" draw:textarea-vertical-align="middle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="bitmap" draw:fill-image-name="Upward_20_Diagonal" draw:opacity="16%"/>
      <style:paragraph-properties fo:text-align="center"/>
    </style:style>
    <style:style style:name="P2" style:family="paragraph">
      <loext:graphic-properties draw:fill="gradient" draw:fill-gradient-name="Gradient_20_3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style:font-name="DejaVu Math TeX Gyre"/>
    </style:style>
    <style:style style:name="P6" style:family="paragraph">
      <loext:graphic-properties draw:fill="none" draw:fill-color="#ffffff"/>
      <style:paragraph-properties style:writing-mode="lr-tb"/>
      <style:text-properties style:font-name="DejaVu Math TeX Gyre"/>
    </style:style>
    <style:style style:name="P7" style:family="paragraph">
      <loext:graphic-properties draw:fill="none" draw:fill-color="#ffffff"/>
      <style:paragraph-properties style:writing-mode="lr-tb"/>
      <style:text-properties style:text-position="0% 100%" style:font-name="DejaVu Math TeX Gyr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text-properties style:font-name="DejaVu Math TeX Gyre"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style:font-name="DejaVu Math TeX Gyre" fo:font-size="10pt" style:font-size-asian="10pt" style:font-size-complex="10pt"/>
    </style:style>
    <style:style style:name="T1" style:family="text">
      <style:text-properties style:font-name="DejaVu Math TeX Gyre" fo:font-size="10pt" style:font-name-asian="Liberation Sans" style:font-size-asian="10pt" style:font-name-complex="Liberation Sans" style:font-size-complex="10pt"/>
    </style:style>
    <style:style style:name="T2" style:family="text">
      <style:text-properties style:text-position="-33% 58%" style:font-name="DejaVu Math TeX Gyre" fo:font-size="10pt" style:font-name-asian="Liberation Sans" style:font-size-asian="10pt" style:font-name-complex="Liberation Sans" style:font-size-complex="10pt"/>
    </style:style>
    <style:style style:name="T3" style:family="text">
      <style:text-properties style:text-position="0% 100%" style:font-name="DejaVu Math TeX Gyre"/>
    </style:style>
    <style:style style:name="T4" style:family="text">
      <style:text-properties style:text-position="-33% 58%" style:font-name="DejaVu Math TeX Gyre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pt" fo:font-style="normal" fo:text-shadow="none" style:text-underline-style="none" fo:font-weight="normal" style:letter-kerning="true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 style:font-name="DejaVu Math TeX Gyre" fo:font-size="10pt" style:font-name-asian="Liberation Sans" style:font-size-asian="10pt" style:font-name-complex="Liberation San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9cm" svg:height="6.5cm" svg:x="1.881cm" svg:y="14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9cm" svg:height="6.5cm" svg:x="1.881cm" svg:y="8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4.081cm" svg:y="14.001cm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1.73cm" svg:height="1.135cm" draw:transform="skewX (0.127059969545187) rotate (3.01994320472579) translate (13.7990855219177cm 12.6110413079931cm)" svg:viewBox="0 0 1731 1136" svg:d="M1731 0c-253 598-949 1039-1731 1136">
          <text:p/>
        </draw:path>
        <draw:path draw:style-name="gr4" draw:text-style-name="P4" draw:layer="layout" svg:width="0.535cm" svg:height="0.27cm" draw:transform="skewX (0.131248759749974) rotate (-0.121300383013607) translate (14.1493364013288cm 16.2361908269104cm)" svg:viewBox="0 0 536 271" svg:d="M536 0c-145 223-341 247-536 271">
          <text:p/>
        </draw:path>
        <draw:line draw:style-name="gr5" draw:text-style-name="P4" draw:layer="layout" svg:x1="14.081cm" svg:y1="21.001cm" svg:x2="14.081cm" svg:y2="8.001cm">
          <text:p/>
        </draw:line>
        <draw:frame draw:style-name="gr6" draw:text-style-name="P6" draw:layer="layout" svg:width="1.4cm" svg:height="1.114cm" svg:x="12.781cm" svg:y="10.987cm">
          <draw:text-box>
            <text:p text:style-name="P5"><text:span text:style-name="T1">θ</text:span><text:span text:style-name="T2">1</text:span></text:p>
          </draw:text-box>
        </draw:frame>
        <draw:frame draw:style-name="gr7" draw:text-style-name="P6" draw:layer="layout" svg:width="1.5cm" svg:height="1.3cm" svg:x="15.281cm" svg:y="13.401cm">
          <draw:text-box>
            <text:p text:style-name="P5"><text:span text:style-name="T3">n</text:span><text:span text:style-name="T4">1</text:span></text:p>
          </draw:text-box>
        </draw:frame>
        <draw:frame draw:style-name="gr7" draw:text-style-name="P7" draw:layer="layout" svg:width="1.5cm" svg:height="1.3cm" svg:x="15.281cm" svg:y="14.501cm">
          <draw:text-box>
            <text:p text:style-name="P5"><text:span text:style-name="T3">n</text:span><text:span text:style-name="T4">2</text:span></text:p>
          </draw:text-box>
        </draw:frame>
        <draw:line draw:style-name="gr8" draw:text-style-name="P4" draw:layer="layout" svg:x1="7.081cm" svg:y1="12.301cm" svg:x2="7.081cm" svg:y2="11.001cm">
          <text:p/>
        </draw:line>
        <draw:line draw:style-name="gr8" draw:text-style-name="P4" draw:layer="layout" svg:x1="7.081cm" svg:y1="12.302cm" svg:x2="8.481cm" svg:y2="12.301cm">
          <text:p/>
        </draw:line>
        <draw:frame draw:style-name="gr9" draw:text-style-name="P8" draw:layer="layout" svg:width="0.82cm" svg:height="0.9cm" svg:x="8.161cm" svg:y="11.601cm">
          <draw:text-box>
            <text:p><text:span text:style-name="T5">x</text:span></text:p>
          </draw:text-box>
        </draw:frame>
        <draw:frame draw:style-name="gr10" draw:text-style-name="P8" draw:layer="layout" svg:width="0.82cm" svg:height="0.962cm" svg:x="7.061cm" svg:y="10.339cm">
          <draw:text-box>
            <text:p><text:span text:style-name="T5">y</text:span></text:p>
          </draw:text-box>
        </draw:frame>
        <draw:line draw:style-name="gr11" draw:text-style-name="P4" draw:layer="layout" svg:x1="-0.148cm" svg:y1="5.972cm" svg:x2="8.411cm" svg:y2="14.531cm">
          <text:p/>
        </draw:line>
        <draw:line draw:style-name="gr12" draw:text-style-name="P9" draw:layer="layout" svg:x1="11.281cm" svg:y1="12.001cm" svg:x2="13.581cm" svg:y2="14.301cm">
          <text:p/>
        </draw:line>
        <draw:line draw:style-name="gr11" draw:text-style-name="P4" draw:layer="layout" svg:x1="8.36cm" svg:y1="14.471cm" svg:x2="11.002cm" svg:y2="21.73cm">
          <text:p/>
        </draw:line>
        <draw:line draw:style-name="gr12" draw:text-style-name="P9" draw:layer="layout" svg:x1="8.781cm" svg:y1="14.601cm" svg:x2="13.681cm" svg:y2="14.601cm">
          <text:p/>
        </draw:line>
        <draw:line draw:style-name="gr13" draw:text-style-name="P4" draw:layer="layout" svg:x1="7.481cm" svg:y1="15.401cm" svg:x2="12.393cm" svg:y2="10.513cm">
          <text:p/>
        </draw:line>
        <draw:line draw:style-name="gr11" draw:text-style-name="P4" draw:layer="layout" svg:x1="5.552cm" svg:y1="5.972cm" svg:x2="14.111cm" svg:y2="14.531cm">
          <text:p/>
        </draw:line>
        <draw:line draw:style-name="gr11" draw:text-style-name="P4" draw:layer="layout" svg:x1="14.06cm" svg:y1="14.471cm" svg:x2="16.702cm" svg:y2="21.73cm">
          <text:p/>
        </draw:line>
        <draw:line draw:style-name="gr13" draw:text-style-name="P4" draw:layer="layout" svg:x1="7.881cm" svg:y1="16.801cm" svg:x2="15.281cm" svg:y2="14.101cm">
          <text:p/>
        </draw:line>
        <draw:line draw:style-name="gr12" draw:text-style-name="P9" draw:layer="layout" svg:x1="8.189cm" svg:y1="14.698cm" svg:x2="8.773cm" svg:y2="16.304cm">
          <text:p/>
        </draw:line>
        <draw:path draw:style-name="gr4" draw:text-style-name="P4" draw:layer="layout" svg:width="0.588cm" svg:height="1.16cm" draw:transform="skewX (0.672649893718615) rotate (0.708603676309698) translate (9.581cm 13.401cm)" svg:viewBox="0 0 589 1161" svg:d="M0 0c370 423 607 857 588 1161">
          <text:p/>
        </draw:path>
        <draw:frame draw:style-name="gr6" draw:text-style-name="P11" draw:layer="layout" svg:width="1.4cm" svg:height="1.114cm" svg:x="9.381cm" svg:y="13.687cm">
          <draw:text-box>
            <text:p text:style-name="P10"><text:span text:style-name="T1">θ</text:span><text:span text:style-name="T2">1</text:span></text:p>
          </draw:text-box>
        </draw:frame>
        <draw:frame draw:style-name="gr6" draw:text-style-name="P6" draw:layer="layout" svg:width="1.4cm" svg:height="1.114cm" svg:x="13.981cm" svg:y="16.401cm">
          <draw:text-box>
            <text:p text:style-name="P5"><text:span text:style-name="T1">θ</text:span><text:span text:style-name="T2">2</text:span></text:p>
          </draw:text-box>
        </draw:frame>
        <draw:frame draw:style-name="gr6" draw:text-style-name="P6" draw:layer="layout" svg:width="1.4cm" svg:height="1.114cm" svg:x="11.881cm" svg:y="14.587cm">
          <draw:text-box>
            <text:p text:style-name="P5"><text:span text:style-name="T1">θ</text:span><text:span text:style-name="T2">2</text:span></text:p>
          </draw:text-box>
        </draw:frame>
        <draw:path draw:style-name="gr4" draw:text-style-name="P4" draw:layer="layout" svg:width="0.225cm" svg:height="0.661cm" draw:transform="skewX (0.672649893718615) rotate (0.708603676309698) translate (11.8786205195668cm 14.5030394613907cm)" svg:viewBox="0 0 226 662" svg:d="M226 662c-237-434-232-510-223-662">
          <text:p/>
        </draw:path>
        <draw:custom-shape draw:style-name="gr14" draw:text-style-name="P3" draw:layer="layout" svg:width="0.495cm" svg:height="0.495cm" draw:transform="rotate (0.785398163397448) translate (10.88cm 1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draw:transform="rotate (-1.22173047639603) translate (14.08cm 14.5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39cm" draw:transform="rotate (-1.22173047639603) translate (9.603cm 16.18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61cm" svg:height="0.5cm" draw:transform="rotate (-0.785398163397449) translate (8.431cm 13.799cm)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4cm" svg:height="1.114cm" svg:x="7.481cm" svg:y="15.101cm">
          <draw:text-box>
            <text:p><text:span text:style-name="T6"><text:s/></text:span><text:span text:style-name="T6"><text:s/></text:span><text:span text:style-name="T7">ΔL</text:span><text:span text:style-name="T2">2</text:span></text:p>
          </draw:text-box>
        </draw:frame>
        <draw:frame draw:style-name="gr6" draw:text-style-name="P8" draw:layer="layout" svg:width="1.4cm" svg:height="1.114cm" svg:x="10.481cm" svg:y="14.487cm">
          <draw:text-box>
            <text:p><text:span text:style-name="T6"><text:s/></text:span><text:span text:style-name="T6"><text:s/></text:span><text:span text:style-name="T7">Δx</text:span></text:p>
          </draw:text-box>
        </draw:frame>
        <draw:frame draw:style-name="gr6" draw:text-style-name="P8" draw:layer="layout" svg:width="1.4cm" svg:height="1.114cm" svg:x="11.181cm" svg:y="12.687cm">
          <draw:text-box>
            <text:p><text:span text:style-name="T6"><text:s/></text:span><text:span text:style-name="T6"><text:s/></text:span><text:span text:style-name="T7">ΔL</text:span><text:span text:style-name="T2">1</text:span></text:p>
          </draw:text-box>
        </draw:frame>
        <draw:custom-shape draw:style-name="gr16" draw:text-style-name="P3" draw:layer="layout" svg:width="12cm" svg:height="8.1cm" svg:x="5.6cm" svg:y="9.9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5.371cm" svg:y1="5.8cm" svg:x2="10.2cm" svg:y2="10.629cm">
          <text:p/>
        </draw:line>
        <draw:line draw:style-name="gr18" draw:text-style-name="P4" draw:layer="layout" svg:x1="1.971cm" svg:y1="8.1cm" svg:x2="6.8cm" svg:y2="12.929cm">
          <text:p text:style-name="P9"/>
        </draw:line>
        <draw:line draw:style-name="gr17" draw:text-style-name="P4" draw:layer="layout" svg:x1="8.5cm" svg:y1="14.9cm" svg:x2="9.529cm" svg:y2="17.7cm">
          <text:p/>
        </draw:line>
        <draw:line draw:style-name="gr17" draw:text-style-name="P4" draw:layer="layout" svg:x1="14.204cm" svg:y1="14.88cm" svg:x2="15.233cm" svg:y2="17.6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swiss"/>
    <style:font-face style:name="DejaVu Math TeX Gyre" svg:font-family="'DejaVu Math TeX Gyre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i Baiti" svg:font-family="'Microsoft Yi Baiti'" style:font-family-generic="script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fff5ce" draw:end-color="#ffe99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Upward_20_Diagonal" draw:display-name="Upward Diagonal" xlink:href="Pictures/100000000000000800000008E6DA93CB2B9E1E4B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5T10:54:18.438000000</meta:creation-date>
    <dc:date>2020-05-06T11:01:04.702000000</dc:date>
    <meta:editing-duration>PT52M42S</meta:editing-duration>
    <meta:editing-cycles>5</meta:editing-cycles>
    <meta:generator>LibreOffice/6.3.4.2$Windows_X86_64 LibreOffice_project/60da17e045e08f1793c57c00ba83cdfce946d0aa</meta:generator>
    <meta:document-statistic meta:object-count="39"/>
  </office:meta>
</office:document-meta>
</file>